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in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_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a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text:span text:style-name="T10">weird.</text:span>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t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yeah</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Yeah</text:p>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ei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breath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tory</dc:title>
    <meta:initial-creator/>
    <dc:creator>daniel miller</dc:creator>
    <meta:editing-cycles>227</meta:editing-cycles>
    <dc:date>2012-11-04T23:30:16</dc:date>
    <meta:editing-duration>PT346H57M22S</meta:editing-duration>
    <meta:document-statistic meta:table-count="0" meta:image-count="0" meta:object-count="0" meta:page-count="1" meta:paragraph-count="1776" meta:word-count="19770" meta:character-count="110664"/>
  </office:meta>
</office:document-meta>
</file>